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3" style:family="paragraph"/>
    <style:style style:name="P13" style:parent-style-name="Normal" style:list-style-name="LFO3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4" style:family="paragraph"/>
    <style:style style:name="P16" style:parent-style-name="Normal" style:list-style-name="LFO4" style:family="paragraph"/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5" style:family="paragraph"/>
    <style:style style:name="P19" style:parent-style-name="Normal" style:list-style-name="LFO5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6" style:family="paragraph"/>
    <style:style style:name="P22" style:parent-style-name="Normal" style:list-style-name="LFO6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erms and Conditions of Sale –<text:s/>Neofrost</text:p>
      <text:p text:style-name="P2">1. Purpose</text:p>
      <text:p text:style-name="Normal">These Terms and Conditions of Sale (T&amp;Cs) govern sales made by<text:s/><text:span text:style-name="T3">[Your Business Name]</text:span>, seller of artisanal ice cream, registered under number [SIRET/Business ID], with its registered office at [full address].</text:p>
      <text:p text:style-name="P4">2. Products</text:p>
      <text:list text:style-name="LFO1" text:continue-numbering="true">
        <text:list-item>
          <text:p text:style-name="P5">Our products include artisanal ice creams, sorbets, and related food items.</text:p>
        </text:list-item>
        <text:list-item>
          <text:p text:style-name="P6">Ingredients and allergens are communicated to the customer before purchase.</text:p>
        </text:list-item>
        <text:list-item>
          <text:p text:style-name="P7">Any photos or descriptions of products are provided for illustrative purposes only.</text:p>
        </text:list-item>
      </text:list>
      <text:p text:style-name="P8">3. Prices</text:p>
      <text:list text:style-name="LFO2" text:continue-numbering="true">
        <text:list-item>
          <text:p text:style-name="P9">Prices are displayed in euros, inclusive of all taxes (TTC), and are clearly indicated at the point of sale.</text:p>
        </text:list-item>
        <text:list-item>
          <text:p text:style-name="P10">The seller reserves the right to modify prices at any time, while guaranteeing the customer the rate displayed at the time of purchase.</text:p>
        </text:list-item>
      </text:list>
      <text:p text:style-name="P11">4. Orders</text:p>
      <text:list text:style-name="LFO3" text:continue-numbering="true">
        <text:list-item>
          <text:p text:style-name="P12">All orders are final and binding once accepted and paid for.</text:p>
        </text:list-item>
        <text:list-item>
          <text:p text:style-name="P13">As the products are perishable food items, they cannot be returned or exchanged (except in the case of proven non-compliance).</text:p>
        </text:list-item>
      </text:list>
      <text:p text:style-name="P14">5. Payment</text:p>
      <text:list text:style-name="LFO4" text:continue-numbering="true">
        <text:list-item>
          <text:p text:style-name="P15">Payment must be made in full at the time of purchase, by cash, credit card, or any other payment method accepted by the seller.</text:p>
        </text:list-item>
        <text:list-item>
          <text:p text:style-name="P16">In the event of payment refusal, the sale will be automatically cancelled.</text:p>
        </text:list-item>
      </text:list>
      <text:p text:style-name="P17">6. Delivery / Collection</text:p>
      <text:list text:style-name="LFO5" text:continue-numbering="true">
        <text:list-item>
          <text:p text:style-name="P18">Sales are primarily made at the seller’s point of sale or market stand.</text:p>
        </text:list-item>
        <text:list-item>
          <text:p text:style-name="P19">In the event that delivery is offered, the terms (area, timeframes, fees) will be communicated to the customer when placing the order.</text:p>
        </text:list-item>
      </text:list>
      <text:p text:style-name="P20">7. Liability</text:p>
      <text:list text:style-name="LFO6" text:continue-numbering="true">
        <text:list-item>
          <text:p text:style-name="P21">Customers are responsible for ensuring they do not have any contraindications (allergies, intolerances).</text:p>
        </text:list-item>
        <text:list-item>
          <text:p text:style-name="P22">The seller declines any liability for improper storage of the product after purchase.</text:p>
        </text:list-item>
      </text:list>
      <text:p text:style-name="P23">8. Personal Data</text:p>
      <text:soft-page-break/>
      <text:p text:style-name="Normal">If personal data is collected (loyalty program, online orders), it will only be used for the purposes of the commercial relationship and will never be shared with third parties without consent.<text:line-break/>In accordance with GDPR, customers may request access to, correction of, or deletion of their data by contacting the seller.</text:p>
      <text:p text:style-name="P24">9. Governing Law and Disputes</text:p>
      <text:p text:style-name="Normal">These T&amp;Cs are governed by French law.<text:line-break/>In case of a dispute, the customer is invited to seek an amicable solution with the seller. If no agreement is reached, the competent courts will be those of the seller’s registered office jurisdic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lorent ETHEVE</meta:initial-creator>
    <dc:creator>Florent ETHEVE</dc:creator>
    <meta:creation-date>2025-09-07T09:45:00Z</meta:creation-date>
    <dc:date>2025-09-07T09:48:00Z</dc:date>
    <meta:print-date>2025-09-07T09:48:00Z</meta:print-date>
    <meta:template xlink:href="Normal.dotm" xlink:type="simple"/>
    <meta:editing-cycles>5</meta:editing-cycles>
    <meta:editing-duration>PT180S</meta:editing-duration>
    <meta:document-statistic meta:page-count="2" meta:paragraph-count="4" meta:word-count="341" meta:character-count="2213" meta:row-count="15" meta:non-whitespace-character-count="1876"/>
  </office:meta>
</office:document-meta>
</file>